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285" officeooo:paragraph-rsid="00078285"/>
    </style:style>
    <style:style style:name="P2" style:family="paragraph" style:parent-style-name="Standard" style:list-style-name="L1">
      <style:text-properties officeooo:rsid="00078285" officeooo:paragraph-rsid="00078285"/>
    </style:style>
    <style:style style:name="P3" style:family="paragraph" style:parent-style-name="Standard" style:list-style-name="L2">
      <style:text-properties officeooo:rsid="00078285" officeooo:paragraph-rsid="00078285"/>
    </style:style>
    <style:style style:name="P4" style:family="paragraph" style:parent-style-name="Standard" style:list-style-name="L2">
      <style:text-properties officeooo:rsid="00078285" officeooo:paragraph-rsid="000962c7"/>
    </style:style>
    <style:style style:name="P5" style:family="paragraph" style:parent-style-name="Standard" style:list-style-name="L2">
      <style:text-properties officeooo:paragraph-rsid="00078285"/>
    </style:style>
    <style:style style:name="P6" style:family="paragraph" style:parent-style-name="Standard" style:list-style-name="L2">
      <style:text-properties officeooo:rsid="000962c7" officeooo:paragraph-rsid="000962c7"/>
    </style:style>
    <style:style style:name="T1" style:family="text">
      <style:text-properties officeooo:rsid="00078285"/>
    </style:style>
    <style:style style:name="T2" style:family="text">
      <style:text-properties fo:color="#e8a202"/>
    </style:style>
    <style:style style:name="T3" style:family="text">
      <style:text-properties fo:color="#ff0000"/>
    </style:style>
    <style:style style:name="T4" style:family="text">
      <style:text-properties fo:color="#111111"/>
    </style:style>
    <style:style style:name="T5" style:family="text">
      <style:text-properties officeooo:rsid="000962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#1. </text:p>
      <text:list xml:id="list2236910946" text:style-name="L2">
        <text:list-item>
          <text:p text:style-name="P5"><text:span text:style-name="T1">Make a text file of all the folders in a specific folder using the ls command</text:span></text:p>
          <text:list>
            <text:list-item>
              <text:p text:style-name="P3">ls /<text:span text:style-name="T2">foldername</text:span> &gt; <text:span text:style-name="T3">textfilename.txt -&gt; ls /etc &gt; file1.txt</text:span></text:p>
            </text:list-item>
            <text:list-item>
              <text:p text:style-name="P3"><text:span text:style-name="T4">ls</text:span><text:span text:style-name="T3"> /</text:span><text:span text:style-name="T2">foldername</text:span><text:span text:style-name="T3"> &gt; textfilename.txt -&gt; <text:s/>ls /run &gt; file2.txt</text:span></text:p>
            </text:list-item>
          </text:list>
        </text:list-item>
        <text:list-item>
          <text:p text:style-name="P3">combine the two files you made together <text:span text:style-name="T5">using the cat command and save the combination as unsorted.txt . Then, put then in a reversed alphabetical order and save them as reversed.txt using the sort command</text:span></text:p>
          <text:list>
            <text:list-item>
              <text:p text:style-name="P3">cat file1.txt file2.txt | tee unsorted.txt | sort -r &gt; reversed.txt</text:p>
            </text:list-item>
            <text:list-item>
              <text:p text:style-name="P3">The tee.unsorted will save the combination of file1.txt and file2.txt </text:p>
            </text:list-item>
            <text:list-item>
              <text:p text:style-name="P3">Then everything will sorted at reverse.txt </text:p>
            </text:list-item>
          </text:list>
          <text:p text:style-name="P4"><text:span text:style-name="T3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06:49:18.191200373</meta:creation-date>
    <dc:date>2022-01-13T18:32:38.333864656</dc:date>
    <meta:editing-duration>PT31M4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05" meta:character-count="601" meta:non-whitespace-character-count="507"/>
  </office:meta>
</office:document-meta>
</file>